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background-color="#800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F1" style:family="table-cell">
      <style:table-cell-properties fo:background-color="#800080" fo:padding="0.097cm" fo:border="0.5pt solid #000000">
        <style:background-image/>
      </style:table-cell-properties>
    </style:style>
    <style:style style:name="Tableau1.A2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7e21" officeooo:paragraph-rsid="00177e21"/>
    </style:style>
    <style:style style:name="P2" style:family="paragraph" style:parent-style-name="Standard">
      <style:text-properties officeooo:rsid="00177e21" officeooo:paragraph-rsid="001da66d"/>
    </style:style>
    <style:style style:name="P3" style:family="paragraph" style:parent-style-name="Standard">
      <style:text-properties officeooo:rsid="0018972c" officeooo:paragraph-rsid="0018972c"/>
    </style:style>
    <style:style style:name="P4" style:family="paragraph" style:parent-style-name="Standard">
      <style:text-properties officeooo:rsid="0018972c" officeooo:paragraph-rsid="001da66d"/>
    </style:style>
    <style:style style:name="P5" style:family="paragraph" style:parent-style-name="Standard">
      <style:text-properties officeooo:rsid="0019d373" officeooo:paragraph-rsid="0019d373"/>
    </style:style>
    <style:style style:name="P6" style:family="paragraph" style:parent-style-name="Standard">
      <style:text-properties officeooo:rsid="001bec8f" officeooo:paragraph-rsid="001bec8f"/>
    </style:style>
    <style:style style:name="P7" style:family="paragraph" style:parent-style-name="Standard">
      <style:text-properties officeooo:rsid="001da66d" officeooo:paragraph-rsid="001da66d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66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de cours <text:span text:style-name="T1">(4pts)</text:span></text:p>
      <text:p text:style-name="P1"/>
      <text:p text:style-name="P7">4pts : 1 pt par ligne correcte</text:p>
      <text:p text:style-name="P1"/>
      <text:p text:style-name="P1">75,18</text:p>
      <text:p text:style-name="P2"><draw:g text:anchor-type="as-char" svg:y="-0.277cm" draw:z-index="0" draw:style-name="gr1"><svg:title>TexMaths</svg:title><svg:desc>12§display§\times 13,2§svg§600§FALSE§</svg:desc><draw:g draw:style-name="gr2"><draw:path draw:style-name="gr20" draw:text-style-name="P8" svg:width="1.08cm" svg:height="0.316cm" svg:x="0.001cm" svg:y="0.022cm" svg:viewBox="0 0 1081 317" svg:d="M0 0c360 0 721 0 1081 0 0 106 0 211 0 317-360 0-721 0-1081 0 0-106 0-211 0-317z"><text:p/></draw:path><draw:path draw:style-name="gr21" draw:text-style-name="P9" svg:width="0.202cm" svg:height="0.201cm" svg:x="0.042cm" svg:y="0.073cm" svg:viewBox="0 0 203 202" svg:d="M102 90c-29-29-56-56-85-84-5-5-6-6-9-6-4 0-8 4-8 8s0 4 5 9c27 29 56 56 84 85-28 28-57 55-84 83-5 5-5 6-5 8 0 5 4 9 8 9 3 0 4 0 9-6 27-27 56-54 84-82 29 29 59 58 87 85 2 0 4 3 6 3 5 0 9-4 9-9-1-1 0-2-1-5-30-28-68-64-89-86 26-26 51-52 78-77 1-2 8-8 9-11 2-1 3-2 3-6s-4-8-9-8c-3 0-4 2-9 7-28 28-55 55-83 83z"><text:p/></draw:path><draw:path draw:style-name="gr22" draw:text-style-name="P9" svg:width="0.138cm" svg:height="0.277cm" svg:x="0.344cm" svg:y="0cm" svg:viewBox="0 0 139 278" svg:d="M86 11c0-10 0-11-9-11-25 26-63 26-77 26 0 5 0 9 0 14 8 0 34 0 55-11 0 72 0 145 0 217 0 14-1 20-38 20-5 0-10 0-15 0 0 5 0 9 0 12 16-1 52-1 69-1s54 0 68 1c0-3 0-7 0-12-5 0-8 0-13 0-38 0-40-4-40-20 0-78 0-157 0-235z"><text:p/></draw:path><draw:path draw:style-name="gr23" draw:text-style-name="P9" svg:width="0.174cm" svg:height="0.287cm" svg:x="0.535cm" svg:y="0cm" svg:viewBox="0 0 175 288" svg:d="M106 132c33-11 58-41 58-74 0-34-37-58-78-58-42 0-74 25-74 58 0 13 10 21 22 21 13 0 21-9 21-21 0-22-20-22-26-22 13-20 41-25 56-25 17 0 40 8 40 47 0 4 0 30-11 48-13 20-28 21-38 21-4 1-14 1-16 1-4 2-7 2-7 5 0 5 3 5 11 5 6 0 12 0 18 0 34 0 50 29 50 68 0 58-29 70-48 70-18 0-49-7-64-31 15 1 28-7 28-24 0-15-12-23-24-23-10 0-24 6-24 24 0 38 40 66 85 66 52 0 90-38 90-82 0-32-26-66-69-74z"><text:p/></draw:path><draw:path draw:style-name="gr24" draw:text-style-name="P9" svg:width="0.049cm" svg:height="0.125cm" svg:x="0.763cm" svg:y="0.234cm" svg:viewBox="0 0 50 126" svg:d="M50 44c0-27-10-44-27-44-15 0-23 11-23 23 0 11 8 21 23 21 5 0 11-1 14-4 1-2 1-2 3-2 0 3 1 0 1 6 0 32-15 57-29 71-5 4-5 5-5 6 0 4 3 5 5 5 4 0 38-32 38-82z"><text:p/></draw:path><draw:path draw:style-name="gr25" draw:text-style-name="P9" svg:width="0.167cm" svg:height="0.277cm" svg:x="0.935cm" svg:y="0cm" svg:viewBox="0 0 168 278" svg:d="M32 246c15-14 30-29 45-43 66-57 91-79 91-121 0-48-38-82-89-82-48 0-79 38-79 76 0 24 20 24 23 24 6 0 21-5 21-23 0-11-8-22-22-22-4 0-4 0-5 1 9-27 32-43 56-43 39 0 57 34 57 69 0 33-22 67-45 92-26 29-54 59-80 89-5 5-5 6-5 15 52 0 104 0 156 0 4-24 8-48 12-73-4 0-7 0-11 0-2 13-5 31-9 39-3 2-30 2-40 2-25 0-50 0-76 0z"><text:p/></draw:path></draw:g></draw:g></text:p>
      <text:p text:style-name="P1">------------</text:p>
      <text:p text:style-name="P1">15036</text:p>
      <text:p text:style-name="P1">225540</text:p>
      <text:p text:style-name="P1">751800</text:p>
      <text:p text:style-name="P1">---------</text:p>
      <text:p text:style-name="P1">992,376</text:p>
      <text:p text:style-name="P1"/>
      <text:p text:style-name="P1">Exercice 1 <text:span text:style-name="T1">(3pts)</text:span></text:p>
      <text:p text:style-name="P1"/>
      <text:p text:style-name="P1"><text:span text:style-name="T1">1pt : </text:span>8-1,8 = 6,2</text:p>
      <text:p text:style-name="P1"><text:span text:style-name="T1">1pt </text:span>4,13+2,98 = 7,11</text:p>
      <text:p text:style-name="P1"><text:span text:style-name="T1">1pt pour une phrase réponse : </text:span>Donc : il n’y aura pas suffisament d’espace </text:p>
      <text:p text:style-name="P1"/>
      <text:p text:style-name="P3">Exercice 2 <text:span text:style-name="T1">(3pts)</text:span></text:p>
      <text:p text:style-name="P3"/>
      <text:p text:style-name="P3"><text:span text:style-name="T1">2 pt : </text:span>340x0,5 = 170</text:p>
      <text:p text:style-name="P3"><text:span text:style-name="T1">1 pt : </text:span>Elle peut sauter 170mm.</text:p>
      <text:p text:style-name="P3"/>
      <text:p text:style-name="P3">Exercice 3 <text:span text:style-name="T1">(5 pts)</text:span></text:p>
      <text:p text:style-name="P3"/>
      <text:p text:style-name="P3">1. <text:span text:style-name="T1">2 pts : </text:span>Trois septièmes</text:p>
      <text:p text:style-name="P3">2.</text:p>
      <text:p text:style-name="P4"><text:span text:style-name="T1">1pt pour le calcul qui apparaît </text:span></text:p>
      <text:p text:style-name="P7">1 pt pour un calcul correct</text:p>
      <text:p text:style-name="P4"><draw:g text:anchor-type="as-char" svg:y="-0.57cm" draw:z-index="1" draw:style-name="gr1"><svg:title>TexMaths</svg:title><svg:desc>12§display§\frac{3}{7} \times 210 = \frac{630}{7} = 90§svg§600§FALSE§</svg:desc><draw:g draw:style-name="gr2"><draw:path draw:style-name="gr3" draw:text-style-name="P8" svg:width="3.627cm" svg:height="0.819cm" svg:x="0.022cm" svg:y="0.022cm" svg:viewBox="0 0 3628 820" svg:d="M0 0c1210 0 2418 0 3628 0 0 274 0 546 0 820-1210 0-2418 0-3628 0 0-274 0-546 0-820z"><text:p/></draw:path><draw:path draw:style-name="gr4" draw:text-style-name="P9" svg:width="0.174cm" svg:height="0.29cm" svg:x="0.018cm" svg:y="0cm" svg:viewBox="0 0 175 291" svg:d="M104 132c35-11 59-41 59-74 0-34-37-58-78-58-42 0-74 25-74 58 0 13 9 21 21 21 14 0 22-9 22-21 0-21-19-21-26-21 13-21 40-26 56-26 17 0 41 9 41 47 0 4-1 30-12 48-13 20-28 21-37 21-4 2-15 2-17 2-4 1-6 1-6 6 0 4 2 4 9 4 6 0 14 0 20 0 33 0 49 28 49 70 0 58-29 70-47 70s-50-8-65-33c15 3 28-7 28-23 0-15-11-24-24-24-10 0-23 6-23 24 0 39 38 68 85 68 52 0 90-39 90-82 0-35-27-67-71-77z"><text:p/></draw:path><draw:path draw:style-name="gr5" draw:text-style-name="P9" svg:width="0.21cm" svg:height="0.016cm" svg:x="0cm" svg:y="0.452cm" svg:viewBox="0 0 211 17" svg:d="M0 0c71 0 140 0 211 0 0 6 0 11 0 17-71 0-140 0-211 0 0-6 0-11 0-17z"><text:p/></draw:path><draw:path draw:style-name="gr6" draw:text-style-name="P9" svg:width="0.179cm" svg:height="0.293cm" svg:x="0.024cm" svg:y="0.57cm" svg:viewBox="0 0 180 294" svg:d="M176 28c4-5 4-5 4-15-34 0-68 0-102 0-52 0-53-5-54-13-4 0-7 0-11 0-5 29-8 58-13 86 4 0 6 0 10 0 2-6 6-33 10-38 4-2 36-2 42-2 29 0 58 0 87 0-4 7-37 52-47 67-38 56-52 115-52 158 0 4 0 23 20 23 19 0 19-19 19-23 0-7 0-14 0-21 0-24 1-47 5-70 1-9 7-45 26-72 19-26 37-54 56-80z"><text:p/></draw:path><draw:path draw:style-name="gr7" draw:text-style-name="P9" svg:width="0.202cm" svg:height="0.202cm" svg:x="0.418cm" svg:y="0.359cm" svg:viewBox="0 0 203 203" svg:d="M102 90c-29-28-56-56-85-84-5-5-6-6-9-6-4 0-8 4-8 8 0 3 0 4 5 9 27 29 56 56 84 85-28 28-57 55-84 84-5 5-5 6-5 9 0 4 4 8 8 8 3 0 4 0 9-6 27-29 56-56 84-84 29 29 59 58 87 88 2 0 4 2 6 2 5 0 9-4 9-8 0-3 0-3-1-5-30-30-68-66-89-88 26-26 51-52 78-78 2-2 8-7 11-10 0-1 1-3 1-6 0-4-4-8-9-8-3 0-4 1-9 6-28 28-55 56-83 84z"><text:p/></draw:path><draw:path draw:style-name="gr8" draw:text-style-name="P9" svg:width="0.167cm" svg:height="0.279cm" svg:x="0.798cm" svg:y="0.286cm" svg:viewBox="0 0 168 280" svg:d="M32 247c15-14 30-28 45-43 66-57 91-80 91-122 0-48-38-82-89-82-48 0-79 38-79 76 0 24 20 24 22 24 7 0 22-5 22-23 0-11-8-22-22-22-4 0-4 0-5 0 9-27 32-43 56-43 39 0 57 35 57 70 0 33-21 67-45 92-26 30-54 60-80 90-5 5-5 6-5 16 52 0 104 0 156 0 4-25 8-49 12-73-4 0-7 0-11 0-1 13-5 31-8 38-4 2-31 2-41 2-25 0-50 0-76 0z"><text:p/></draw:path><draw:path draw:style-name="gr9" draw:text-style-name="P9" svg:width="0.138cm" svg:height="0.279cm" svg:x="1.025cm" svg:y="0.286cm" svg:viewBox="0 0 139 280" svg:d="M86 11c0-11 0-11-9-11-27 26-64 26-77 26 0 5 0 9 0 14 8 0 34 0 55-11 0 73 0 145 0 218 0 15-1 21-38 21-5 0-10 0-15 0 0 3 0 7 0 12 16-1 52-1 69-1s54 0 68 1c0-5 0-9 0-12-5 0-8 0-13 0-38 0-40-5-40-21 0-79 0-157 0-236z"><text:p/></draw:path><draw:path draw:style-name="gr10" draw:text-style-name="P9" svg:width="0.177cm" svg:height="0.288cm" svg:x="1.215cm" svg:y="0.286cm" svg:viewBox="0 0 178 289" svg:d="M178 145c0-33-2-67-17-98-19-41-54-47-71-47-26 0-56 11-74 49-14 30-16 63-16 96 0 32 2 70 19 102 18 34 49 42 70 42 23 0 55-8 73-49 14-29 16-61 16-95zM89 280c-17 0-41-10-49-51-4-25-4-63-4-88 0-28 0-56 2-79 9-50 40-54 51-54 14 0 42 9 50 50 4 24 4 56 4 83 0 31 0 60-5 87-6 40-30 52-49 52z"><text:p/></draw:path><draw:path draw:style-name="gr11" draw:text-style-name="P9" svg:width="0.279cm" svg:height="0.097cm" svg:x="1.551cm" svg:y="0.412cm" svg:viewBox="0 0 280 98" svg:d="M265 17c7 0 15 0 15-9 0-8-8-8-14-8-84 0-169 0-253 0-6 0-13 0-13 8 0 9 7 9 14 9 84 0 167 0 251 0zM266 98c6 0 14 0 14-8s-8-8-15-8c-84 0-167 0-251 0-7 0-14 0-14 8s7 8 13 8c84 0 169 0 253 0z"><text:p/></draw:path><draw:path draw:style-name="gr12" draw:text-style-name="P9" svg:width="0.174cm" svg:height="0.29cm" svg:x="2.039cm" svg:y="0cm" svg:viewBox="0 0 175 291" svg:d="M37 143c0-4 0-7 0-11 0-107 53-121 75-121 9 0 27 2 37 17-6 0-24 0-24 19 0 13 11 19 20 19 6 0 19-4 19-20 0-26-19-46-54-46-54 0-110 54-110 148 0 113 49 143 88 143 46 0 87-40 87-96 0-53-38-94-85-94-29 0-44 22-53 42zM88 279c-27 0-39-26-42-33-8-19-8-53-8-60 0-33 14-76 52-76 7 0 26 0 40 27 7 16 7 37 7 58 0 20 0 40-7 56-14 25-33 28-42 28z"><text:p/></draw:path><draw:path draw:style-name="gr13" draw:text-style-name="P9" svg:width="0.174cm" svg:height="0.29cm" svg:x="2.249cm" svg:y="0cm" svg:viewBox="0 0 175 291" svg:d="M106 132c33-11 58-41 58-74 0-34-37-58-78-58-42 0-74 25-74 58 0 13 10 21 22 21 13 0 21-9 21-21 0-21-20-21-26-21 13-21 41-26 56-26 17 0 40 9 40 47 0 4 0 30-11 48-13 20-28 21-38 21-3 2-14 2-16 2-4 1-7 1-7 6 0 4 3 4 11 4 6 0 12 0 18 0 34 0 50 28 50 70 0 58-29 70-48 70-18 0-49-8-64-33 15 3 28-7 28-23 0-15-12-24-24-24-10 0-24 6-24 24 0 39 40 68 85 68 52 0 90-39 90-82 0-35-26-67-69-77z"><text:p/></draw:path><draw:path draw:style-name="gr14" draw:text-style-name="P9" svg:width="0.177cm" svg:height="0.29cm" svg:x="2.459cm" svg:y="0cm" svg:viewBox="0 0 178 291" svg:d="M178 145c0-33-3-67-17-98-19-40-54-47-72-47-25 0-57 11-73 50-14 29-16 62-16 95s1 70 19 102c18 35 49 44 70 44 23 0 55-10 73-50 13-28 16-62 16-96zM89 281c-17 0-42-11-49-52-5-25-5-63-5-88 0-27 0-55 3-77 9-51 40-54 51-54 13 0 42 7 49 49 5 23 5 55 5 82 0 32 0 60-5 87-6 40-30 53-49 53z"><text:p/></draw:path><draw:path draw:style-name="gr15" draw:text-style-name="P9" svg:width="0.631cm" svg:height="0.016cm" svg:x="2.021cm" svg:y="0.452cm" svg:viewBox="0 0 632 17" svg:d="M0 0c211 0 421 0 632 0 0 6 0 11 0 17-211 0-421 0-632 0 0-6 0-11 0-17z"><text:p/></draw:path><draw:path draw:style-name="gr16" draw:text-style-name="P9" svg:width="0.18cm" svg:height="0.293cm" svg:x="2.255cm" svg:y="0.57cm" svg:viewBox="0 0 181 294" svg:d="M178 28c3-5 3-5 3-15-33 0-68 0-102 0-51 0-53-5-54-13-3 0-7 0-11 0-4 29-9 58-14 86 4 0 7 0 11 0 1-6 5-33 11-38 2-2 36-2 40-2 29 0 59 0 88 0-5 7-38 52-47 67-38 56-51 115-51 158 0 4 0 23 19 23s19-19 19-23c0-7 0-14 0-21 0-24 1-47 5-70 1-9 7-45 25-72 19-26 38-54 58-80z"><text:p/></draw:path><draw:path draw:style-name="gr17" draw:text-style-name="P9" svg:width="0.28cm" svg:height="0.097cm" svg:x="2.844cm" svg:y="0.412cm" svg:viewBox="0 0 281 98" svg:d="M266 17c6 0 15 0 15-9 0-8-9-8-13-8-84 0-170 0-254 0-6 0-14 0-14 8 0 9 8 9 14 9 84 0 168 0 252 0zM268 98c4 0 13 0 13-8s-9-8-15-8c-84 0-168 0-252 0-6 0-14 0-14 8s8 8 14 8c84 0 170 0 254 0z"><text:p/></draw:path><draw:path draw:style-name="gr18" draw:text-style-name="P9" svg:width="0.174cm" svg:height="0.288cm" svg:x="3.284cm" svg:y="0.286cm" svg:viewBox="0 0 175 289" svg:d="M138 147c0 3 0 8 0 13 0 98-44 117-68 117-8 0-30 0-42-14 19 0 22-13 22-19 0-13-10-21-20-21-6 0-19 5-19 21 0 29 23 45 59 45 54 0 105-57 105-147 0-114-48-142-85-142-24 0-44 7-62 26-17 18-28 36-28 69 0 52 37 94 85 94 25 0 43-18 53-42zM85 179c-7 0-26 0-39-26-8-16-8-38-8-58 0-23 0-43 9-59 12-20 27-26 43-26 19 0 32 14 40 33 6 13 7 40 7 60 0 35-15 76-52 76z"><text:p/></draw:path><draw:path draw:style-name="gr19" draw:text-style-name="P9" svg:width="0.177cm" svg:height="0.288cm" svg:x="3.494cm" svg:y="0.286cm" svg:viewBox="0 0 178 289" svg:d="M178 145c0-33-3-67-17-98-19-41-54-47-72-47-25 0-57 11-73 49-14 30-16 63-16 96 0 32 1 70 19 102 18 34 49 42 70 42 23 0 55-8 73-49 13-29 16-61 16-95zM89 280c-17 0-42-10-49-51-5-25-5-63-5-88 0-28 0-56 3-79 9-50 40-54 51-54 13 0 42 9 49 50 5 24 5 56 5 83 0 31 0 60-5 87-6 40-30 52-49 52z"><text:p/></draw:path></draw:g></draw:g></text:p>
      <text:p text:style-name="P3"><text:span text:style-name="T1">1pt pour phrase réponse : </text:span>Le montant total de ses achats est de 90€.</text:p>
      <text:p text:style-name="P3"/>
      <text:p text:style-name="P3">Exercice 4 <text:span text:style-name="T1">(3pts)</text:span></text:p>
      <text:p text:style-name="P3"/>
      <text:p text:style-name="P7">2 pts pour dessin :</text:p>
      <text:p text:style-name="P3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3"/>
      <text:p text:style-name="P3"><text:span text:style-name="T1">1 pt pour conclusion : </text:span>Il reste 8 carrés pour la petite sœur.</text:p>
      <text:p text:style-name="P3"/>
      <text:p text:style-name="P3">Exercice 5 <text:span text:style-name="T1">(2pts)</text:span></text:p>
      <text:p text:style-name="P3"/>
      <text:p text:style-name="P7">1pt pour traces de recherche</text:p>
      <text:p text:style-name="P7">1pt pour conclusion cohérente</text:p>
      <text:p text:style-name="P6">A voir au cas par ca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0:59:51.487000000</meta:creation-date>
    <dc:date>2024-11-21T11:25:38.304000000</dc:date>
    <meta:editing-duration>PT25M46S</meta:editing-duration>
    <meta:editing-cycles>6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31" meta:word-count="144" meta:character-count="707" meta:non-whitespace-character-count="591"/>
  </office:meta>
</office:document-meta>
</file>